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4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alisation du diagramme de classe</text:p>
          </table:table-cell>
          <table:table-cell table:style-name="Tableau1.D2" table:number-rows-spanned="8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electure de la trace</text:p>
            <text:p text:style-name="Table_20_Contents">- Rédaction du cahier des charg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alisation du diagramme de class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Conception IHM sur ordinateur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édaction du cahier des charg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Agencement des tâches sur Github</text:p>
            <text:p text:style-name="Table_20_Contents">- Recherche sur la réalisation de la matrice en ruby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Diagramme de GANT et PERT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Diagramme de GANT et PERT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2T13:56:03.15</meta:creation-date>
    <meta:editing-duration>PT1H35M1S</meta:editing-duration>
    <meta:editing-cycles>5</meta:editing-cycles>
    <meta:generator>OpenOffice/4.1.3$Win32 OpenOffice.org_project/413m1$Build-9783</meta:generator>
    <meta:initial-creator>Benjamin DI CARLO</meta:initial-creator>
    <dc:date>2018-01-22T15:31:04.95</dc:date>
    <dc:creator>Benjamin DI CARLO</dc:creator>
    <meta:document-statistic meta:table-count="1" meta:image-count="0" meta:object-count="0" meta:page-count="1" meta:paragraph-count="22" meta:word-count="78" meta:character-count="432"/>
  </office:meta>
</office:document-meta>
</file>